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weight="normal" style:font-weight-asian="normal" style:font-weight-complex="normal"/>
    </style:style>
    <style:style style:name="P4" style:family="paragraph">
      <style:text-properties fo:font-weight="normal" style:font-weight-asian="normal" style:font-weight-complex="normal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ing Baseball Player Salaries and Team Wins 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Springboard Capstone Project</text:p>
            <text:p>Nathaniel Reed</text:p>
            <text:p>October 201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Dat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5 years (2011-2015) of season statistics, player salaries, complete player career statistics</text:p>
              </text:list-item>
              <text:list-item>
                <text:p>MLB.com, USAToday.com</text:p>
              </text:list-item>
              <text:list-item>
                <text:p>Phase One: Scraped using Scrapy, PhantomJS</text:p>
              </text:list-item>
              <text:list-item>
                <text:p>Phase Two: Lahman database (<text:a xlink:href="http://www.seanlahman.com/baseball-archive/statistics/" xlink:type="simple">http://www.seanlahman.com/baseball-archive/statistics/</text:a>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Pipelin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craping tools (deprecated)</text:p>
              </text:list-item>
              <text:list-item>
                <text:p>get_performance_from_lahman.py</text:p>
                <text:list>
                  <text:list-item>
                    <text:p>Combine Batting, Fielding and Pitching data</text:p>
                  </text:list-item>
                </text:list>
              </text:list-item>
              <text:list-item>
                <text:p text:style-name="P2">generate_observations.py</text:p>
                <text:list>
                  <text:list-item>
                    <text:p text:style-name="P2">Combines salaries, annual player stats, career stats, all-star appearances, and post season stats.</text:p>
                  </text:list-item>
                  <text:list-item>
                    <text:p text:style-name="P2">Career stats calculated from yearly</text:p>
                    <text:p text:style-name="P2"><text:s/></text:p>
                  </text:list-item>
                </text:list>
              </text:list-item>
            </text:list>
            <text:p text:style-name="P2"/>
            <text:p text:style-name="P2"/>
            <text:p text:style-name="P2"/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bservation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3">
              <text:list-header>
                <text:p text:style-name="P3"><text:span text:style-name="T1">General format (columns):</text:span></text:p>
              </text:list-header>
              <text:list-item>
                <text:p text:style-name="P4"><text:span text:style-name="T1">Player Id</text:span></text:p>
              </text:list-item>
              <text:list-item>
                <text:p text:style-name="P4"><text:span text:style-name="T1">Salary Year</text:span></text:p>
              </text:list-item>
              <text:list-item>
                <text:p text:style-name="P4"><text:span text:style-name="T1">Annual Salary</text:span></text:p>
              </text:list-item>
              <text:list-item>
                <text:p text:style-name="P4"><text:span text:style-name="T1">Salary Team</text:span></text:p>
              </text:list-item>
              <text:list-item>
                <text:p text:style-name="P4"><text:span text:style-name="T1">Player_Stat_1.Year-1, …, {Player_Stat_n}.Year-1</text:span></text:p>
              </text:list-item>
              <text:list-item>
                <text:p text:style-name="P4"><text:span text:style-name="T1">Career_Stat_1, …, Career_Stat_n</text:span></text:p>
              </text:list-item>
            </text:list>
            <text:p text:style-name="P4"><text:span text:style-name="T1">Year-1: Previous year of play</text:span></text:p>
            <text:p text:style-name="P4"><text:span text:style-name="T1">Career Stats (cumulative for all years up to and including Year - 1):</text:span></text:p>
            <text:list text:continue-numbering="true" text:style-name="L3">
              <text:list-item>
                <text:p text:style-name="P4"><text:span text:style-name="T1">Pitching(ERA, Innings Pitched, Num Seasons, G, etc.)</text:span></text:p>
              </text:list-item>
              <text:list-item>
                <text:p text:style-name="P4"><text:span text:style-name="T1">Batting (Average, RBI, H, etc.)</text:span></text:p>
              </text:list-item>
              <text:list-item>
                <text:p text:style-name="P4"><text:span text:style-name="T1">Fielding (E, A, PO, etc.)</text:span></text:p>
              </text:list-item>
              <text:list-item>
                <text:p text:style-name="P4"><text:span text:style-name="T1">Num All Star Appearances</text:span></text:p>
              </text:list-item>
              <text:list-item>
                <text:p text:style-name="P4"><text:span text:style-name="T1">Num Post Season Appearances</text:span></text:p>
              </text:list-item>
            </text:list>
            <text:p text:style-name="P4"><text:span text:style-name="T1"><text:s/></text:span></text:p>
            <text:list text:continue-numbering="true" text:style-name="L3">
              <text:list-header>
                <text:p text:style-name="P4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8T07:03:46.487000000</meta:creation-date>
    <dc:date>2016-10-28T11:00:06.026000000</dc:date>
    <meta:editing-duration>PT19M30S</meta:editing-duration>
    <meta:editing-cycles>3</meta:editing-cycles>
    <meta:generator>LibreOffice/5.1.4.2$Windows_x86 LibreOffice_project/f99d75f39f1c57ebdd7ffc5f42867c12031db97a</meta:generator>
    <meta:document-statistic meta:object-count="37"/>
  </office:meta>
</office:document-meta>
</file>